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1602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5.3965in"/>
    </style:style>
    <style:style style:name="co10" style:family="table-column">
      <style:table-column-properties fo:break-before="auto" style:column-width="9.481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T1" style:family="text">
      <style:text-properties fo:color="#1a1a1a" style:font-name="Monospace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="Monospace" fo:font-size="12pt"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>
            <text:p>Level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fatal error</text:p>
          </table:table-cell>
          <table:table-cell office:value-type="string">
            <text:p>Unknown option %s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option %s. %s</text:p>
          </table:table-cell>
          <table:table-cell table:style-name="ce3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Invalid value for positional argument %s</text:p>
          </table:table-cell>
          <table:table-cell table:style-name="ce5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argument for option %s</text:p>
          </table:table-cell>
          <table:table-cell table:style-name="ce3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Missing required option %s</text:p>
          </table:table-cell>
          <table:table-cell table:style-name="ce3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Program does not accept positional arguments</text:p>
          </table:table-cell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Required positional argument %d is missing</text:p>
          </table:table-cell>
          <table:table-cell table:style-name="ce5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4" office:value-type="string">
            <text:p><text:span text:style-name="T1">Subcommand</text:span><text:span text:style-name="T2"> does not accept positional arguments</text:span>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error</text:p>
          </table:table-cell>
          <table:table-cell table:style-name="ce3" office:value-type="string">
            <text:p>Too many positional arguments</text:p>
          </table:table-cell>
          <table:table-cell table:style-name="ce3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rror</text:p>
          </table:table-cell>
          <table:table-cell table:style-name="ce3" office:value-type="string">
            <text:p>Unexpected option %s</text:p>
          </table:table-cell>
          <table:table-cell table:style-name="ce3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warning</text:p>
          </table:table-cell>
          <table:table-cell table:style-name="ce3" office:value-type="string">
            <text:p>Ignore option argument '%s' for switch %s</text:p>
          </table:table-cell>
          <table:table-cell table:style-name="ce3" office:value-type="string">
            <text:p>An argument was given to a switch option using the –option=value synta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 office:value-type="string">
            <text:p>warning</text:p>
          </table:table-cell>
          <table:table-cell table:style-name="ce3" office:value-type="string">
            <text:p>Ignoring end-of-argument marker</text:p>
          </table:table-cell>
          <table:table-cell table:style-name="ce3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7" table:number-columns-repeated="1019" table:default-cell-style-name="ce2"/>
        <table:table-row table:style-name="ro4">
          <table:table-cell table:style-name="ce1" office:value-type="string">
            <text:p>Specification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short-option-name-argument-form1</text:p>
          </table:table-cell>
          <table:table-cell office:value-type="string">
            <text:p>Short option name with separated argument (-a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hort-option-name-argument-form2</text:p>
          </table:table-cell>
          <table:table-cell office:value-type="string">
            <text:p>Short option name with combined argument (-a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ombined-switch-option-name</text:p>
          </table:table-cell>
          <table:table-cell office:value-type="string">
            <text:p>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ombined-option-name-argument-option-at-last</text:p>
          </table:table-cell>
          <table:table-cell office:value-type="string">
            <text:p>A (multi)argument option appears in the short option name combina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1</text:p>
          </table:table-cell>
          <table:table-cell office:value-type="string">
            <text:p>Long option name with separated argument (--arg 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ong-option-name-argument-form2</text:p>
          </table:table-cell>
          <table:table-cell office:value-type="string">
            <text:p>Long option name with combined argument (--arg=value)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option-name-scope</text:p>
          </table:table-cell>
          <table:table-cell office:value-type="string">
            <text:p>Option name aliasing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ingle-argument-end-of-options-exception</text:p>
          </table:table-cell>
          <table:table-cell office:value-type="string">
            <text:p>Do not consider – as the argument of the current single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end-of-options-exception</text:p>
          </table:table-cell>
          <table:table-cell office:value-type="string">
            <text:p>Do not consider – as the first argument of the current multi argument option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arguments</text:p>
          </table:table-cell>
          <table:table-cell office:value-type="string">
            <text:p>Stop considering current command line argument as argument of option whenhuen '-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multi-argument-stop-on-option-name-marker</text:p>
          </table:table-cell>
          <table:table-cell office:value-type="string">
            <text:p>Stop considering current command line argument as argument of option when an option name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end-of-options</text:p>
          </table:table-cell>
          <table:table-cell office:value-type="string">
            <text:p>Stop considering current command line argument as argument of option when '–' is foun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stop-on-max-reached</text:p>
          </table:table-cell>
          <table:table-cell office:value-type="string">
            <text:p>Stop considering current command line argument as argument of option if argument limit is reached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multi-argument-invalid-value-as-null-argument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arse-unexpected-option</text:p>
          </table:table-cell>
          <table:table-cell office:value-type="string">
            <text:p>Parse option normally even the option is unexpecte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ubcommand-name-as-first-positional-argument</text:p>
          </table:table-cell>
          <table:table-cell office:value-type="string">
            <text:p>A sub command name must appear as the first positional argumen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options-marker</text:p>
          </table:table-cell>
          <table:table-cell office:value-type="string">
            <text:p>End of option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end-of-arguments-marker</text:p>
          </table:table-cell>
          <table:table-cell office:value-type="string">
            <text:p>End of arguments marker support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hyphen-minus-escaping</text:p>
          </table:table-cell>
          <table:table-cell office:value-type="string">
            <text:p>Consider command line argument starting with “\-.....” as a positional argument “-......”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2-10-10T22:27:05</dc:date>
    <dc:creator>Renaud Guillard</dc:creator>
    <meta:editing-duration>PT2H18M52S</meta:editing-duration>
    <meta:editing-cycles>5</meta:editing-cycles>
    <meta:generator>LibreOffice/3.5$Linux_X86_64 LibreOffice_project/350m1$Build-2</meta:generator>
    <meta:document-statistic meta:table-count="3" meta:cell-count="176" meta:object-count="0"/>
  </office:meta>
</office:document-meta>
</file>